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cb61bb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9f53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e8c9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e2eab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style:font-name="Ubuntu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7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8" style:family="paragraph" style:parent-style-name="Standard">
      <style:text-properties officeooo:paragraph-rsid="01d88a79"/>
    </style:style>
    <style:style style:name="P39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text-properties fo:color="#000000" style:font-name="Ubuntu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fo:font-weight="bold" officeooo:paragraph-rsid="0181027b" style:font-weight-asian="bold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4e8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bb6e0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d202c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Ubuntu2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2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2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4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5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6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67" style:family="text">
      <style:text-properties style:text-line-through-style="none" style:text-line-through-type="none" style:font-name="Ubuntu2" fo:font-size="12pt" style:text-underline-style="none" style:font-name-asian="DejaVu Sans1" style:font-size-asian="12pt" style:font-size-complex="12pt"/>
    </style:style>
    <style:style style:name="T68" style:family="text">
      <style:text-properties style:text-line-through-style="none" style:text-line-through-type="none" style:font-name="Ubuntu2" fo:font-size="12pt" fo:font-weight="normal" officeooo:rsid="00bddfbe" style:font-name-asian="Ubuntu4" style:font-weight-asian="normal" style:font-weight-complex="normal"/>
    </style:style>
    <style:style style:name="T69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font-size="12pt" style:text-underline-style="none" style:font-size-asian="12pt" style:font-size-complex="12pt"/>
    </style:style>
    <style:style style:name="T76" style:family="text">
      <style:text-properties fo:font-size="12pt" style:text-underline-style="none" officeooo:rsid="01392241" style:font-size-asian="12pt" style:font-size-complex="12pt"/>
    </style:style>
    <style:style style:name="T77" style:family="text">
      <style:text-properties fo:font-size="12pt" style:text-underline-style="none" officeooo:rsid="0154e886" style:font-size-asian="12pt" style:font-size-complex="12pt"/>
    </style:style>
    <style:style style:name="T78" style:family="text">
      <style:text-properties fo:font-size="12pt" style:text-underline-style="none" officeooo:rsid="0183b5ef" style:font-size-asian="12pt" style:font-size-complex="12pt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officeooo:rsid="01a58d2c"/>
    </style:style>
    <style:style style:name="T81" style:family="text">
      <style:text-properties officeooo:rsid="01be8095"/>
    </style:style>
    <style:style style:name="T82" style:family="text">
      <style:text-properties officeooo:rsid="01bfd991"/>
    </style:style>
    <style:style style:name="T83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88" style:family="text">
      <style:text-properties officeooo:rsid="0172e4a7"/>
    </style:style>
    <style:style style:name="T89" style:family="text">
      <style:text-properties officeooo:rsid="01b7b893"/>
    </style:style>
    <style:style style:name="T90" style:family="text">
      <style:text-properties officeooo:rsid="01bb6e0a"/>
    </style:style>
    <style:style style:name="T91" style:family="text">
      <style:text-properties officeooo:rsid="017c0c0e"/>
    </style:style>
    <style:style style:name="T92" style:family="text">
      <style:text-properties officeooo:rsid="01a841ff"/>
    </style:style>
    <style:style style:name="T93" style:family="text">
      <style:text-properties style:font-name="Ubuntu1" fo:font-size="12pt" fo:font-weight="bold" officeooo:rsid="01d202ce" style:font-weight-asian="bold" style:font-weight-complex="bold"/>
    </style:style>
    <style:style style:name="T94" style:family="text">
      <style:text-properties officeooo:rsid="01c3beaf"/>
    </style:style>
    <style:style style:name="T95" style:family="text">
      <style:text-properties fo:font-weight="bold" officeooo:rsid="01bb6e0a" style:font-weight-asian="bold" style:font-weight-complex="bold"/>
    </style:style>
    <style:style style:name="T96" style:family="text">
      <style:text-properties fo:font-weight="bold" officeooo:rsid="01c3beaf" style:font-weight-asian="bold" style:font-weight-complex="bold"/>
    </style:style>
    <style:style style:name="T97" style:family="text">
      <style:text-properties fo:font-weight="bold" officeooo:rsid="01f1e85f" style:font-weight-asian="bold" style:font-weight-complex="bold"/>
    </style:style>
    <style:style style:name="T98" style:family="text">
      <style:text-properties fo:font-weight="bold" officeooo:rsid="01eddd65" style:font-weight-asian="bold" style:font-weight-complex="bold"/>
    </style:style>
    <style:style style:name="T99" style:family="text">
      <style:text-properties officeooo:rsid="017c5295"/>
    </style:style>
    <style:style style:name="T100" style:family="text">
      <style:text-properties officeooo:rsid="01b1b55e"/>
    </style:style>
    <style:style style:name="T101" style:family="text">
      <style:text-properties officeooo:rsid="01b3a209"/>
    </style:style>
    <style:style style:name="T102" style:family="text">
      <style:text-properties officeooo:rsid="01f1e85f"/>
    </style:style>
    <style:style style:name="T103" style:family="text">
      <style:text-properties officeooo:rsid="01eddd6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56">C</text:span></text:span><text:span text:style-name="Strong_20_Emphasis"><text:span text:style-name="T51">hecklist voor </text:span></text:span><text:span text:style-name="Strong_20_Emphasis"><text:span text:style-name="T61">de installatie</text:span></text:span><text:span text:style-name="Strong_20_Emphasis"><text:span text:style-name="T51"> van </text:span></text:span><text:reference-mark-start text:name="Distributie"/><text:span text:style-name="Strong_20_Emphasis"><text:span text:style-name="T57">Ubunt</text:span></text:span><text:span text:style-name="Strong_20_Emphasis"><text:span text:style-name="T58">u</text:span></text:span><text:reference-mark-end text:name="Distributie"/><text:span text:style-name="Strong_20_Emphasis"><text:span text:style-name="T51"> </text:span></text:span><text:reference-mark-start text:name="Versie"/><text:span text:style-name="T80">20</text:span><text:span text:style-name="Strong_20_Emphasis"><text:span text:style-name="T51">.0</text:span></text:span><text:span text:style-name="Strong_20_Emphasis"><text:span text:style-name="T52">4 LTS</text:span></text:span><text:reference-mark-end text:name="Versie"/><text:span text:style-name="Strong_20_Emphasis"><text:span text:style-name="T51"> </text:span></text:span><text:reference-mark-start text:name="Editie"/><text:span text:style-name="Strong_20_Emphasis"><text:span text:style-name="T53">desktop</text:span></text:span><text:reference-mark-end text:name="Editie"/><text:span text:style-name="Strong_20_Emphasis"><text:span text:style-name="T54"> </text:span></text:span><text:span text:style-name="Strong_20_Emphasis"><text:span text:style-name="T51">op </text:span></text:span><text:reference-mark-start text:name="Computernaam"/><text:span text:style-name="Strong_20_Emphasis"><text:span text:style-name="T59">pc</text:span></text:span><text:span text:style-name="Strong_20_Emphasis"><text:span text:style-name="T51">0</text:span></text:span><text:span text:style-name="Strong_20_Emphasis"><text:span text:style-name="T60">7</text:span></text:span><text:reference-mark-end text:name="Computernaam"/><text:span text:style-name="T55">.</text:span></text:p>
      <text:p text:style-name="P3"/>
      <text:p text:style-name="P2"><text:span text:style-name="T69">K</text:span><text:span text:style-name="T3">ijk op</text:span><text:span text:style-name="T51"> </text:span><text:a xlink:type="simple" xlink:href="https://karelzimmer.nl/" text:style-name="Internet_20_link" text:visited-style-name="Visited_20_Internet_20_Link"><text:span text:style-name="Internet_20_link"><text:span text:style-name="T71">karelzimmer.nl</text:span></text:span></text:a><text:span text:style-name="T51"> </text:span><text:span text:style-name="T5">voor</text:span><text:span text:style-name="T4"> </text:span><text:span text:style-name="T70">deze en andere </text:span><text:span text:style-name="T6">checklists, scripts, en overige bestanden.</text:span></text:p>
      <text:p text:style-name="P35"/>
      <text:p text:style-name="P39"><text:span text:style-name="T41">D</text:span><text:span text:style-name="T40">it is een invulbare PD</text:span><text:span text:style-name="T42">F</text:span><text:span text:style-name="T40"> met keuzevakken; </text:span><text:span text:style-name="T43">a</text:span><text:span text:style-name="T40">fdrukken is niet noodzakelijk.</text:span></text:p>
      <text:p text:style-name="P11"><text:span text:style-name="Strong_20_Emphasis"><text:span text:style-name="T62"/></text:span></text:p>
      <text:p text:style-name="P11"><text:span text:style-name="Strong_20_Emphasis"><text:span text:style-name="T62"/></text:span></text:p>
      <text:p text:style-name="P19"><text:span text:style-name="Definition"><text:span text:style-name="T73">g</text:span></text:span><text:span text:style-name="Definition"><text:span text:style-name="T72">ebruiker</text:span></text:span><text:span text:style-name="T51"><text:tab/><text:tab/><text:tab/></text:span><text:span text:style-name="User_20_Entry"><text:span text:style-name="T66">Karel</text:span></text:span><text:span text:style-name="User_20_Entry"><text:span text:style-name="T65"> Zimmer</text:span></text:span></text:p>
      <text:p text:style-name="P19"><text:span text:style-name="Definition"><text:span text:style-name="T73">g</text:span></text:span><text:span text:style-name="Definition"><text:span text:style-name="T72">ebruikersnaam<text:tab/></text:span></text:span><text:span text:style-name="User_20_Entry"><text:span text:style-name="T66">karel</text:span></text:span></text:p>
      <text:p text:style-name="P20"><text:span text:style-name="Definition"><text:span text:style-name="T73">c</text:span></text:span><text:span text:style-name="Definition"><text:span text:style-name="T72">omputernaam<text:tab/></text:span></text:span><text:span text:style-name="User_20_Entry"><text:span text:style-name="T63"><text:reference-ref text:reference-format="text" text:ref-name="Computernaam">pc07</text:reference-ref></text:span></text:span></text:p>
      <text:p text:style-name="P21"><text:span text:style-name="Definition"><text:span text:style-name="T73">o</text:span></text:span><text:span text:style-name="Definition"><text:span text:style-name="T74">pstartmenu</text:span></text:span><text:span text:style-name="T51"><text:tab/><text:tab/></text:span><text:span text:style-name="User_20_Entry"><text:span text:style-name="T64">Blauwe ThinkVantage knop &gt; F12</text:span></text:span></text:p>
      <text:p text:style-name="P22"><text:span text:style-name="Definition"><text:span text:style-name="T73">i</text:span></text:span><text:span text:style-name="Definition"><text:span text:style-name="T74">nstellingen</text:span></text:span><text:span text:style-name="T51"><text:tab/><text:tab/></text:span><text:span text:style-name="User_20_Entry"><text:span text:style-name="T64">Blauwe ThinkVantage knop &gt; F1</text:span></text:span></text:p>
      <text:p text:style-name="P10"/>
      <text:p text:style-name="P9"/>
      <text:list xml:id="list264906213" text:style-name="L1">
        <text:list-item>
          <text:p text:style-name="P44"><text:span text:style-name="T79">Installatie voorbereiden</text:span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0" draw:name="Vorm1" draw:style-name="gr1" draw:text-style-name="P4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 installatie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Versie">20.04 LTS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/text:p>
          </table:table-cell>
        </table:table-row>
      </table:table>
      <text:p text:style-name="P5"/>
      <text:p text:style-name="P4"/>
      <text:list xml:id="list84603032223302" text:continue-numbering="true" text:style-name="L1">
        <text:list-item>
          <text:p text:style-name="P43">Installatie uitvoeren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1" draw:name="Vorm2" draw:style-name="gr1" draw:text-style-name="P4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3">V</text:span></text:span><text:span text:style-name="Strong_20_Emphasis"><text:span text:style-name="T23">olg de stappen in </text:span></text:span><text:span text:style-name="Strong_20_Emphasis"><text:span text:style-name="T24">Checklist installatie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6"><text:reference-ref text:reference-format="text" text:ref-name="Versie">20.04 LTS</text:reference-ref></text:span></text:span><text:span text:style-name="Strong_20_Emphasis"><text:span text:style-name="T25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<text:s/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14">O</text:span></text:span><text:span text:style-name="Strong_20_Emphasis"><text:span text:style-name="T15">p </text:span></text:span><text:span text:style-name="Strong_20_Emphasis"><text:span text:style-name="T16">het </text:span></text:span><text:span text:style-name="Strong_20_Emphasis"><text:span text:style-name="T17">scherm </text:span></text:span><text:span text:style-name="Strong_20_Emphasis"><text:span text:style-name="T45">Toetsenbord</text:span></text:span><text:span text:style-name="Strong_20_Emphasis"><text:span text:style-name="T46">indeling</text:span></text:span><text:span text:style-name="Strong_20_Emphasis"><text:span text:style-name="T17"> </text:span></text:span><text:span text:style-name="Strong_20_Emphasis"><text:span text:style-name="T18">kies </text:span></text:span><text:span text:style-name="Strong_20_Emphasis"><text:span text:style-name="T47">English (</text:span></text:span><text:span text:style-name="Strong_20_Emphasis"><text:span text:style-name="T50">GB</text:span></text:span><text:span text:style-name="Strong_20_Emphasis"><text:span text:style-name="T37">)</text:span></text:span><text:span text:style-name="Strong_20_Emphasis"><text:span text:style-name="T19"> </text:span></text:span><text:span text:style-name="Strong_20_Emphasis"><text:span text:style-name="T20">en </text:span></text:span><text:span text:style-name="Strong_20_Emphasis"><text:span text:style-name="T14">klik </text:span></text:span><text:span text:style-name="Strong_20_Emphasis"><text:span text:style-name="T17">op </text:span></text:span><text:span text:style-name="Strong_20_Emphasis"><text:span text:style-name="T39">Verder</text:span></text:span><text:span text:style-name="Strong_20_Emphasis"><text:span text:style-name="T17">.</text:span></text:span></text:p>
          </table:table-cell>
        </table:table-row>
      </table:table>
      <text:p text:style-name="P8"/>
      <text:list xml:id="list84602833656525" text:continue-numbering="true" text:style-name="L1">
        <text:list-item>
          <text:p text:style-name="P41">Installatie afronden</text:p>
        </text:list-item>
      </text:list>
      <text:p text:style-name="P18"><text:span text:style-name="Emphasis"><text:span text:style-name="T6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2" draw:name="Vorm4" draw:style-name="gr1" draw:text-style-name="P4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 installatie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Versie">20.04 LTS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<text:s/>met uitzondering 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9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/></text:span></text:p>
          </table:table-cell>
          <table:table-cell table:style-name="_33_._5f_Installatie_5f_afronden.A1" office:value-type="string">
            <text:p text:style-name="P32"><text:span text:style-name="T81">Als stap 2. </text:span><text:span text:style-name="T88">de </text:span><text:span text:style-name="T100">toetsenbordindelin</text:span><text:span text:style-name="T101">g </text:span><text:span text:style-name="T81">is vergeten </text:span><text:span text:style-name="T82">bij de installatie</text:span><text:span text:style-name="T81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8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7">via </text:span></text:span><text:span text:style-name="Strong_20_Emphasis"><text:span text:style-name="T13">een klik op </text:span></text:span><text:span text:style-name="Strong_20_Emphasis"><text:span text:style-name="T28">de </text:span></text:span><text:span text:style-name="Strong_20_Emphasis"><text:span text:style-name="T44">Super</text:span></text:span><text:span text:style-name="Strong_20_Emphasis"><text:span text:style-name="T28">-toets, </text:span></text:span><text:span text:style-name="Strong_20_Emphasis"><text:span text:style-name="T34">t</text:span></text:span><text:span text:style-name="Strong_20_Emphasis"><text:span text:style-name="T29">yp </text:span></text:span><text:span text:style-name="Strong_20_Emphasis"><text:span text:style-name="T38">toet</text:span></text:span><text:span text:style-name="Strong_20_Emphasis"><text:span text:style-name="T28"> </text:span></text:span><text:span text:style-name="Strong_20_Emphasis"><text:span text:style-name="T30">e</text:span></text:span><text:span text:style-name="Strong_20_Emphasis"><text:span text:style-name="T27">n </text:span></text:span><text:span text:style-name="Strong_20_Emphasis"><text:span text:style-name="T31">k</text:span></text:span><text:span text:style-name="Strong_20_Emphasis"><text:span text:style-name="T27">lik </text:span></text:span><text:span text:style-name="Strong_20_Emphasis"><text:span text:style-name="T32">bij </text:span></text:span><text:span text:style-name="Strong_20_Emphasis"><text:span text:style-name="T27"><text:s/></text:span></text:span><text:span text:style-name="Strong_20_Emphasis"><text:span text:style-name="T48">Instellingen </text:span></text:span><text:span text:style-name="Strong_20_Emphasis"><text:span text:style-name="T27">op het pictogram van </text:span></text:span><text:span text:style-name="Strong_20_Emphasis"><text:span text:style-name="T49">Regio en taal</text:span></text:span><text:span text:style-name="Strong_20_Emphasis"><text:span text:style-name="T33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3"><text:span text:style-name="T90">O</text:span><text:span text:style-name="T88">nder </text:span><text:span text:style-name="Strong_20_Emphasis"><text:span text:style-name="T91">I</text:span></text:span><text:span text:style-name="Strong_20_Emphasis"><text:span text:style-name="T88">nvoerbron</text:span></text:span><text:span text:style-name="T88"> </text:span><text:span text:style-name="T89">klik </text:span><text:span text:style-name="T88">op </text:span><text:span text:style-name="Strong_20_Emphasis"><text:span text:style-name="T88">+</text:span></text:span><text:span text:style-name="T88"> </text:span><text:span text:style-name="T92">(plus-teken), </text:span><text:span text:style-name="T103">klik</text:span><text:span text:style-name="T102"> op </text:span><text:span text:style-name="T97">⋮</text:span><text:span text:style-name="T102">,</text:span><text:span text:style-name="T92"> </text:span><text:span text:style-name="T103">klik op </text:span><text:span text:style-name="T98">Overige</text:span><text:span text:style-name="T103">, <text:line-break/>klik op</text:span><text:span text:style-name="T88"> </text:span><text:span text:style-name="Strong_20_Emphasis"><text:span text:style-name="T88">Engels (</text:span></text:span><text:span text:style-name="Strong_20_Emphasis"><text:span text:style-name="T93">GB</text:span></text:span><text:span text:style-name="Strong_20_Emphasis"><text:span text:style-name="T88">)</text:span></text:span><text:span text:style-name="T88">, </text:span><text:span text:style-name="T103">en klik op </text:span><text:span text:style-name="T98">Toevoegen</text:span><text:span text:style-name="T8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0"><text:span text:style-name="T94">Klik op regel </text:span><text:span text:style-name="T95">Engels (GB)</text:span><text:span text:style-name="T90"> </text:span><text:span text:style-name="T94">en klik op </text:span><text:span text:style-name="T96">^</text:span><text:span text:style-name="T94">, zodat </text:span><text:span text:style-name="T95">Engels (GB)</text:span><text:span text:style-name="T94"> </text:span><text:span text:style-name="T90">boven</text:span><text:span text:style-name="T94">aan staat</text:span><text:span text:style-name="T9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1"><text:span text:style-name="T99">Sluit het scherm </text:span><text:span text:style-name="Strong_20_Emphasis"><text:span text:style-name="T99">Regio en taal</text:span></text:span><text:span text:style-name="T99">.</text:span></text:p>
          </table:table-cell>
        </table:table-row>
      </table:table>
      <text:p text:style-name="P6"/>
      <text:p text:style-name="P36"/>
      <text:list xml:id="list84602696981480" text:continue-numbering="true" text:style-name="L1">
        <text:list-item>
          <text:p text:style-name="P42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3" draw:name="Vorm9" draw:style-name="gr1" draw:text-style-name="P45" svg:width="0.35cm" svg:height="0.35cm" draw:control="control4"/></text:span></text:span></text:p>
          </table:table-cell>
          <table:table-cell table:style-name="_34_._5f_Gebruiker_5f_inrichten.A1" office:value-type="string">
            <text:p text:style-name="P34"><text:span text:style-name="Strong_20_Emphasis"><text:span text:style-name="T22">Volg de stappen in Checklist installatie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22"><text:s/></text:span></text:span><text:span text:style-name="Strong_20_Emphasis"><text:span text:style-name="T22"><text:reference-ref text:reference-format="text" text:ref-name="Versie">20.04 LTS</text:reference-ref></text:span></text:span><text:span text:style-name="Strong_20_Emphasis"><text:span text:style-name="T22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13"><text:span text:style-name="Strong_20_Emphasis"><text:span text:style-name="T68"/></text:span></text:p>
      <text:p text:style-name="P12"/>
      <text:p text:style-name="P16"><text:span text:style-name="T76">Einde c</text:span><text:span text:style-name="T75">hecklist.</text:span></text:p>
      <text:p text:style-name="P14"/>
      <text:p text:style-name="P16"><text:span text:style-name="T75">De installatie van </text:span><text:span text:style-name="T75"><text:reference-ref text:reference-format="text" text:ref-name="Distributie">Ubuntu</text:reference-ref></text:span><text:span text:style-name="T75"><text:s/></text:span><text:span text:style-name="T77"><text:reference-ref text:reference-format="text" text:ref-name="Versie">20.04 LTS</text:reference-ref></text:span><text:span text:style-name="T75"><text:s/></text:span><text:span text:style-name="T75"><text:reference-ref text:reference-format="text" text:ref-name="Editie">desktop</text:reference-ref></text:span><text:span text:style-name="T75"><text:s/></text:span><text:span text:style-name="T78">op </text:span><text:span text:style-name="T78"><text:reference-ref text:reference-format="text" text:ref-name="Computernaam">pc07</text:reference-ref></text:span><text:span text:style-name="T78"><text:s/></text:span><text:span text:style-name="T75">is voltooid.</text:span></text:p>
      <text:p text:style-name="P15"/>
      <text:p text:style-name="P23"><text:span text:style-name="T35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7"/>
      <text:p text:style-name="P24"><text:span text:style-name="T85">Auteursrecht </text:span><text:span text:style-name="Strong_20_Emphasis"><text:span text:style-name="T84">© </text:span></text:span><text:span text:style-name="Strong_20_Emphasis"><text:span text:style-name="T83">2</text:span></text:span><text:span text:style-name="T85">020 Karel Zimmer.</text:span></text:p>
      <text:p text:style-name="P25"/>
      <text:p text:style-name="P24"><text:span text:style-name="T86">Creative Commons Naamsvermelding-GelijkDelen Internationaal</text:span><text:span text:style-name="T87">-</text:span><text:span text:style-name="T8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8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07</text:file-name><text:tab/><text:date style:data-style-name="N36" text:date-value="2021-07-30T08:46:02.387798004">30-07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08:46:02.301488760</dc:date>
    <meta:printed-by>Karel Zimmer</meta:printed-by>
    <meta:print-date>2012-07-13T13:55:28</meta:print-date>
    <meta:keyword>Installatie</meta:keyword>
    <meta:keyword>Checklist</meta:keyword>
    <meta:keyword>Linux</meta:keyword>
    <meta:editing-cycles>3081</meta:editing-cycles>
    <meta:editing-duration>P7DT10H52M2S</meta:editing-duration>
    <dc:creator>Karel Zimmer</dc:creator>
    <meta:document-statistic meta:table-count="4" meta:image-count="0" meta:object-count="0" meta:page-count="2" meta:paragraph-count="38" meta:word-count="242" meta:character-count="1668" meta:non-whitespace-character-count="1443"/>
    <meta:user-defined meta:name="Info 1"/>
    <meta:user-defined meta:name="Info 2"/>
    <meta:user-defined meta:name="Info 3"/>
    <meta:user-defined meta:name="Info 4"/>
  </office:meta>
</office:document-meta>
</file>